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98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1.146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family="'Adobe 宋体 Std L'" style:font-family-generic="roman" style:font-pitch="variable" fo:font-size="32pt" style:font-size-asian="32pt" style:font-size-complex="32pt"/>
    </style:style>
    <style:style style:name="T1" style:family="text">
      <style:text-properties fo:font-family="'Adobe 宋体 Std L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346cm" svg:height="3.125cm" svg:x="7.881cm" svg:y="7.126cm">
            <text:p text:style-name="P1">感知与信息收集</text:p>
          </draw:rect>
          <draw:rect draw:style-name="gr1" draw:text-style-name="P1" draw:layer="layout" svg:width="4.74cm" svg:height="3.125cm" svg:x="13.017cm" svg:y="7.126cm">
            <text:p text:style-name="P1">驾驶决策与执行</text:p>
          </draw:rect>
          <draw:rect draw:style-name="gr2" draw:text-style-name="P1" draw:id="id2" draw:layer="layout" svg:width="11.061cm" svg:height="6.771cm" svg:x="7.434cm" svg:y="5.481cm">
            <text:p/>
          </draw:rect>
          <draw:frame draw:style-name="gr3" draw:text-style-name="P2" draw:layer="layout" svg:width="4.345cm" svg:height="1.248cm" svg:x="11.042cm" svg:y="4cm">
            <draw:text-box>
              <text:p text:style-name="P2">驾驶人</text:p>
            </draw:text-box>
          </draw:frame>
          <draw:rect draw:style-name="gr1" draw:text-style-name="P1" draw:id="id1" draw:layer="layout" svg:width="3.932cm" svg:height="6.704cm" svg:x="20.068cm" svg:y="5.548cm">
            <text:p text:style-name="P1">车辆动态</text:p>
          </draw:rect>
          <draw:connector draw:style-name="gr4" draw:text-style-name="P1" draw:layer="layout" draw:type="lines" draw:line-skew="0.747cm 0.747cm" svg:x1="22.034cm" svg:y1="12.252cm" svg:x2="12.964cm" svg:y2="12.252cm" draw:start-shape="id1" draw:start-glue-point="2" draw:end-shape="id2" draw:end-glue-point="2" svg:d="m22034 12252v1248h-9070v-1248">
            <text:p/>
          </draw:connector>
          <draw:frame draw:style-name="gr5" draw:layer="layout" svg:width="2.577cm" svg:height="1.175cm" svg:x="15.923cm" svg:y="13.825cm">
            <draw:text-box>
              <text:p>反馈</text:p>
            </draw:text-box>
          </draw:frame>
          <draw:custom-shape draw:style-name="gr6" draw:text-style-name="P3" draw:id="id3" draw:layer="layout" svg:width="1.5cm" svg:height="1.5cm" svg:x="4cm" svg:y="8cm">
            <text:p text:style-name="P3"><text:span text:style-name="T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5.5cm" svg:y1="8.75cm" svg:x2="7.434cm" svg:y2="8.866cm" draw:start-shape="id3" draw:start-glue-point="10" draw:end-shape="id2" draw:end-glue-point="3" svg:d="m5500 8750 1934 116">
            <text:p/>
          </draw:connector>
          <draw:connector draw:style-name="gr4" draw:text-style-name="P1" draw:id="id4" draw:layer="layout" svg:x1="24cm" svg:y1="8.9cm" svg:x2="27.051cm" svg:y2="8.885cm" draw:start-shape="id1" draw:start-glue-point="1" svg:d="m24000 8900h1776v-15h1275">
            <text:p/>
          </draw:connector>
          <draw:connector draw:style-name="gr4" draw:text-style-name="P1" draw:layer="layout" draw:line-skew="5.499cm" svg:x1="25.776cm" svg:y1="8.892cm" svg:x2="4.75cm" svg:y2="9.5cm" draw:start-shape="id4" draw:start-glue-point="0" draw:end-shape="id3" draw:end-glue-point="8" svg:d="m25776 8892v6608h-21026v-6000">
            <text:p/>
          </draw:connector>
          <draw:connector draw:style-name="gr4" draw:text-style-name="P1" draw:layer="layout" svg:x1="1.619cm" svg:y1="8.767cm" svg:x2="4cm" svg:y2="8.75cm" draw:end-shape="id3" draw:end-glue-point="6" svg:d="m1619 8767h940v-17h1441">
            <text:p/>
          </draw:connector>
          <draw:connector draw:style-name="gr4" draw:text-style-name="P1" draw:layer="layout" svg:x1="4.779cm" svg:y1="6.002cm" svg:x2="4.75cm" svg:y2="8cm" draw:end-shape="id3" draw:end-glue-point="4" svg:d="m4779 6002v749h-29v1249">
            <text:p/>
          </draw:connector>
          <draw:connector draw:style-name="gr4" draw:text-style-name="P1" draw:id="id5" draw:layer="layout" svg:x1="18.495cm" svg:y1="8.866cm" svg:x2="20.068cm" svg:y2="8.9cm" draw:start-shape="id2" draw:start-glue-point="1" draw:end-shape="id1" draw:end-glue-point="3" svg:d="m18495 8866h787v34h786">
            <text:p/>
          </draw:connector>
          <draw:connector draw:style-name="gr7" draw:text-style-name="P1" draw:id="id6" draw:layer="layout" svg:x1="19.282cm" svg:y1="8.883cm" svg:x2="19.272cm" svg:y2="4.699cm" draw:start-shape="id5" draw:start-glue-point="0" svg:d="m19282 8883v-2408h-10v-1776">
            <text:p/>
          </draw:connector>
          <draw:connector draw:style-name="gr7" draw:text-style-name="P1" draw:layer="layout" draw:type="line" svg:x1="19.272cm" svg:y1="4.699cm" svg:x2="18.008cm" svg:y2="3.554cm" draw:start-shape="id6" draw:start-glue-point="3" svg:d="m19272 4699-1264-1145">
            <text:p/>
          </draw:connector>
          <draw:frame draw:style-name="gr8" draw:text-style-name="P1" draw:layer="layout" svg:width="2.5cm" svg:height="1cm" svg:x="3.5cm" svg:y="5cm">
            <draw:text-box>
              <text:p text:style-name="P1">误差</text:p>
            </draw:text-box>
          </draw:frame>
          <draw:frame draw:style-name="gr9" draw:layer="layout" svg:width="2.5cm" svg:height="2cm" svg:x="1cm" svg:y="9cm">
            <draw:text-box>
              <text:p>引导车状态</text:p>
            </draw:text-box>
          </draw:frame>
          <draw:frame draw:style-name="gr9" draw:layer="layout" svg:width="2.5cm" svg:height="2cm" svg:x="26cm" svg:y="6.5cm">
            <draw:text-box>
              <text:p>跟驰车状态</text:p>
            </draw:text-box>
          </draw:frame>
          <draw:frame draw:style-name="gr10" draw:layer="layout" svg:width="2.5cm" svg:height="1.699cm" svg:x="16.5cm" svg:y="1.801cm">
            <draw:text-box>
              <text:p>驾驶人输出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0T14:45:27.31</meta:creation-date>
    <dc:date>2010-08-30T15:05:15.89</dc:date>
    <meta:editing-duration>PT00H04M26S</meta:editing-duration>
    <meta:editing-cycles>1</meta:editing-cycles>
    <meta:document-statistic meta:object-count="21"/>
    <meta:generator>OpenOffice.org/3.2$Win32 OpenOffice.org_project/320m18$Build-9502</meta:generator>
  </office:meta>
</office:document-meta>
</file>